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aea79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356cm" svg:stroke-color="#aea79f" draw:marker-start-width="0.731cm" draw:marker-end="Arrow" draw:marker-end-width="0.831cm" draw:fill="none" draw:fill-color="#aea79f" draw:textarea-vertical-align="middle" fo:padding-top="0.3cm" fo:padding-bottom="0.3cm" fo:padding-left="0.425cm" fo:padding-right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66pt" style:font-size-asian="66pt" style:font-size-complex="66pt"/>
    </style:style>
    <style:style style:name="P3" style:family="paragraph">
      <style:paragraph-properties fo:text-align="center"/>
    </style:style>
    <style:style style:name="P4" style:family="paragraph">
      <style:text-properties fo:color="#808080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ffffff" fo:font-size="66pt" style:font-size-asian="66pt" style:font-size-complex="66pt"/>
    </style:style>
    <style:style style:name="T2" style:family="text">
      <style:text-properties fo:color="#808080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808080" style:text-position="93% 100%"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4" style:family="text">
      <style:text-properties fo:color="#808080" style:font-name="Liberation Sans1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763cm" svg:height="3.937cm" svg:x="6.545cm" svg:y="3.032cm"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763cm" svg:height="3.937cm" svg:x="21.445cm" svg:y="3.032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.763cm" svg:height="3.937cm" svg:x="35.945cm" svg:y="3.032cm"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107cm" svg:y1="5.107cm" svg:x2="6.545cm" svg:y2="5cm" draw:end-shape="id1" draw:end-glue-point="3" svg:d="M1107 5107l5438-107" svg:viewBox="0 0 5439 108">
          <text:p/>
        </draw:connector>
        <draw:connector draw:style-name="gr2" draw:text-style-name="P3" draw:layer="layout" draw:type="line" svg:x1="15.308cm" svg:y1="5cm" svg:x2="21.445cm" svg:y2="5cm" draw:start-shape="id1" draw:start-glue-point="1" draw:end-shape="id2" draw:end-glue-point="3" svg:d="M15308 5000h6137" svg:viewBox="0 0 6138 1">
          <text:p/>
        </draw:connector>
        <draw:connector draw:style-name="gr2" draw:text-style-name="P3" draw:layer="layout" draw:type="line" svg:x1="30.208cm" svg:y1="5cm" svg:x2="35.945cm" svg:y2="5cm" draw:start-shape="id2" draw:start-glue-point="1" draw:end-shape="id3" draw:end-glue-point="3" svg:d="M30208 5000h5737" svg:viewBox="0 0 5738 1">
          <text:p/>
        </draw:connector>
        <draw:connector draw:style-name="gr2" draw:text-style-name="P3" draw:layer="layout" draw:type="line" svg:x1="44.708cm" svg:y1="5cm" svg:x2="50.556cm" svg:y2="4.976cm" draw:start-shape="id3" draw:start-glue-point="1" svg:d="M44708 5000l5848-24" svg:viewBox="0 0 5849 25">
          <text:p/>
        </draw:connector>
        <draw:frame draw:style-name="gr3" draw:text-style-name="P4" draw:layer="layout" svg:width="1.7cm" svg:height="1.673cm" svg:x="2.659cm" svg:y="3.394cm">
          <draw:text-box>
            <text:p><text:span text:style-name="T2">W</text:span></text:p>
          </draw:text-box>
        </draw:frame>
        <draw:frame draw:style-name="gr3" draw:text-style-name="P4" draw:layer="layout" svg:width="1.781cm" svg:height="1.82cm" svg:x="17.159cm" svg:y="3.195cm">
          <draw:text-box>
            <text:p><text:span text:style-name="T2">X</text:span><text:span text:style-name="T3">n</text:span></text:p>
          </draw:text-box>
        </draw:frame>
        <draw:frame draw:style-name="gr3" draw:text-style-name="P4" draw:layer="layout" svg:width="1.781cm" svg:height="1.82cm" svg:x="31.86cm" svg:y="3.195cm">
          <draw:text-box>
            <text:p><text:span text:style-name="T2">Y</text:span><text:span text:style-name="T3">n</text:span></text:p>
          </draw:text-box>
        </draw:frame>
        <draw:frame draw:style-name="gr3" draw:text-style-name="P4" draw:layer="layout" svg:width="1.7cm" svg:height="1.673cm" svg:x="46.059cm" svg:y="3.395cm">
          <draw:text-box>
            <text:p><text:span text:style-name="T4">Ŵ</text:span></text:p>
          </draw:text-box>
        </draw:frame>
        <draw:frame draw:style-name="gr3" draw:text-style-name="P5" draw:layer="layout" svg:width="3.935cm" svg:height="1.204cm" svg:x="1.8cm" svg:y="5.68cm">
          <draw:text-box>
            <text:p><text:span text:style-name="T5">Message</text:span></text:p>
          </draw:text-box>
        </draw:frame>
        <draw:frame draw:style-name="gr3" draw:text-style-name="P5" draw:layer="layout" svg:width="4.977cm" svg:height="2.157cm" svg:x="45.401cm" svg:y="5.68cm">
          <draw:text-box>
            <text:p><text:span text:style-name="T5">Estimate of </text:span></text:p>
            <text:p><text:span text:style-name="T5">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01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2T09:33:53.400220186</meta:creation-date>
    <dc:date>2015-03-02T09:49:27.166493839</dc:date>
    <meta:editing-duration>PT23S</meta:editing-duration>
    <meta:editing-cycles>1</meta:editing-cycles>
    <meta:document-statistic meta:object-count="13"/>
    <meta:generator>LibreOffice/4.2.7.2$Linux_X86_64 LibreOffice_project/420m0$Build-2</meta:generator>
  </office:meta>
</office:document-meta>
</file>